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0.613cm"/>
    </style:style>
    <style:style style:name="co3" style:family="table-column">
      <style:table-column-properties fo:break-before="auto" style:column-width="37.622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326-23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cta Farmacéutica Bonaeren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cta Scientiarum. Agronom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gora (UN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lcance (UNIVALI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azônia (Banco da Amazônia.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2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azônia (UFPA.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biente Construíd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biente e Sociedade (Campin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erican Journal of Public Health (197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797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mericas Quarterl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nálise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pplied Biochemistr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7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tetura e Urb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teturarevista (UNISIN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textos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rtCultura (UF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2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tlantic Economic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9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Autrepart (La Tour d'Aigu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ahia Analise &amp; D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enjamin Constant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9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iblio 3w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4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iometrika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ioscience Journal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65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irth (Berkeley, Calif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lumenau em Cader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2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oletim Estatístic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8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oletim Gaúcho de Geograf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oletim Técnico do SENA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ragantia (São Paulo, 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rasil em Números (1992. Impresso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860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Bulletin of the International Statistical Institu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 CRH (UFB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 de Geografia (PUC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 Espaço Feminino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 Pós Ciências Sociais (UFMA) (Cessou em 2005. Cont. 1983-4527 Revista Pós Ciências Sociais (UFM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 Virtual de Turism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9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a FCECA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9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Arquitetura e Urbanismo (PUC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Economia (UNOE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8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Ensaios e Pesquisa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68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Estudos Municip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Histó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Geográfico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Metrópole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Pagu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PPG-AU/FAUFB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9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PUR/UFRJ (Cessou em 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mpo - Territór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6-366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nadian Journal of Latin American and Caribbe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5-45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nadian Journal of Region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ravelle (Toulous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6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avaqueir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43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entro-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dades (Presidente Pruden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 e Cultu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 e Saúde Cole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 Florest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s Sociais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ências Sociais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8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ty &amp; Commun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54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ty &amp; Tim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476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udad y Territorio, Estudios Territor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mputers and Geotech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mputers, Environment and Urba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nfluências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njuntura &amp; Planeja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94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njuntura Economic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8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njuntura Econômica Go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onversas Interdisciplina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8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ustos e @gronegóci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3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Cybergeo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esafio (Camp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esenvolvimento e Meio Ambiente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esenvolvimento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esígni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iálog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iálogos (Maringá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412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ocumentos y Aportes en Administración Pública y Gestión Esta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5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ocuments d'Anàlisi Geogrà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ynamis (FURB. Impresso) (Cessou em 2004. Cont. ISSN 1982-4866 Dynamis (FURB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Dynamis (FURB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-Compó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ccos Revista Científ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cological Indicato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8-308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cology and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conomia e Sociedade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4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conomía, Sociedad y Territori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4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ducacao &amp; Mudanca (Faculdade de Filosofia Bernardo Say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gesta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90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l Periplo Sustentabl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ngenharia Agrí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ngenharia na Agri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ngenharia Sanitária e Ambient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nvironmental Geology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pidemiologia e Serviços de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3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AC. Economia Solidária e Ação Cooperativ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boço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48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paces et Société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6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paço &amp; Deb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paço Plural (Uni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721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ios Demográficos y Urbanos de El Colegio de Méxic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ios y Perspectivas en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o &amp; Debate (UNIVATE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29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os e Pesquisas. Informação Demográfica e Socioeconô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os Econômic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studos Ibero-Americanos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1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URE (Santiago. Impres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uropean Journal of Operation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8-360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uropean Review for Medical and Pharmacolog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1-19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uropean Spatial Research and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56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volutionary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Experimental Ger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4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FA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4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Fórum Administr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Fragmentos de Cultura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5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amazônia (UF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515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focus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grafia (Rio Cla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54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grafia Econômica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sul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9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otextos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renciamento Costeiro Integra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stão &amp; Produção (UFSCA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estão.Or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lobal and Planetary Chang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7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lobal Environmental Chang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Grifos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29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ealth and Pla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345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igher Education Management and Polic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istória Econômica &amp; História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omeopathy (Edinburgh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orizontes Antropológico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orticultur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uman Ecology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71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Humanas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08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Ícone (Recife) (Cessou em 2006. Cont. ISSN 2175-215X Ícone (Recife. 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19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luminur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maginári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dicadores Econômicos FE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flammopharmacology (Dordrecht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7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forme Gepec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1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forme GEPEC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sight Inteligênc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gração (USJ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ações (UCD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6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face (Porto Nac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525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of Ecodynamics (Online) (Cessou em 2007. Fundiu-se com ISSN 1744-3679 International Journal of Design and Nature (Online) e ISSN 1755-7445 International Journal of Design &amp; Nature and Ecodynamics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of STD &amp; A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51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Political Science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71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 Social Security Review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28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nternationale Revue für Soziale Sicherhei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P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rriga (UNESP Botucat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Isotopes in Environmental and Health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rnal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64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Aging and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406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Aging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83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Agriculture and Rural Development in the Tropics and Subtrop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1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Applied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Biosoci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00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Epidemiology and Community Health (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Ethno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Pharmac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9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Transport Ge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ournal of Urban Planning and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3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Justiça &amp; Histó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5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Lato &amp; Sensu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3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Leite &amp; Deriv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argem Esquer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arine Ge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atrix Magazin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ercator (Fortalez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ercator (UF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étis (U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osaico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20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ouseion (UniLasal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4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Multiciência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2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oss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182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otas de Población (Impres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ova Economi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ovos Estudos CEBRAP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uev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Nuevo Mundo-Mundos Nuev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9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 Mundo da Usinagem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bservare (UNIFA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rganizações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aisagem e Ambient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74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apeles de Població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asos (El Sauz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0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nsamento Plural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rspectiva Econômica (São Leopold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rspectiva Geográ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534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rspectivas Urbanas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2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squisa &amp; Debate (São Paulo. 1985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esquisa Agropecuári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harmacognosy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lurais (Aná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lítica &amp; Trabalho (UFP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34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litiques et Gestion de l'Enseignement Supérieur (Imprim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792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and Development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00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and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Research and Policy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471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Review. (Cessou em 1998. Cont.1549-0955 Population Review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4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Space and Place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472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44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opulation, Space and Pla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aia Vermelh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âksis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3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áxis Educa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esença da Mulh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oduçã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3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ogress in Human Ge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ojectare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rojeto Desig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79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ublic Transport International (Multilingual ed.) (Cessou em 1996. Foi desdobrado em três: ISSN 1029-1261, 1029-127X e 1029-128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801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Quality and Reliability Engineering Internatio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62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Quivera Revista de estudios urbanos, regionales, territoriales, ambientales y soc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68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.E.V.I. Revista de Estudos do Vale Iguaç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ACE : Revista de Administração, Contabilidade e Econom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AE Eletrôn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DE. Revista de Desenvolvimento Econôm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1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BAP. Revista Brasileira de Administração Pol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des (Santa Cruz do Sul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flexão e Ação (UNISC. Impr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GE. Revista de Gestão 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2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giões e Cida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ligião e Cultur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productive Health Ma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443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s Social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Academia Campista de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Ágo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7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Análise. Série Ciências Huma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Agroe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2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Direito (Passo Fun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conom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4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ducação Profissional e Tecnológ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3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Históri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Recursos Hídr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Brasileira do Carib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e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54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hilena de Nutrición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834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iencias Estrate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om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CPC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7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Academia de Letras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8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ANPEG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1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Cátedra Jaime Cortesã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8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Faculdade de Direito da UF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Administração (FEA-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5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administração da Unime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Administração Municip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951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Ciencias Sociales - Universidad del Zulia. Facultad de Ciencias Económicas y Soci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Direito do Trabalh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5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Direito Internacional, Econômico e Tribut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1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Direito Social (Sapucaia do Su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5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Direito Tributári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Direitos Difus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Agrí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e Agronegóc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Flumin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conom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Histór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Informação Contábil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090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la CEP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Negócios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Nutri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Política Agrí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Politicas Publicas (UF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Previdênc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Saúde Públ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Saúde Pública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471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l CES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9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ireitos Fundamentais &amp; Democracia (UniBras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Instituto Adolfo Lutz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5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Observatório do Milênio de Belo Horizo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 Serviço Públ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conômica do Nordes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5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letrônica da Associação dos Geógrafos Brasileiros, Seção Três Lago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studos Feministas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Expecta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FAEEB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7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Gestão Contemporâne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0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Humanae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3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Jurídica da Faculdade 2 de Ju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75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Jurídica da Universidade de Cuiab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Katálys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1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Magister de Direito Imobiliário, Registral, Urbanístico e Ambiental (Cessou em 2005. Cont. ISSN 2175-1994 Revista Magister de Direito Ambiental e Urbanístic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Min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7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Ohu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91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Paranaense d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Rio de Jan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2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Vered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26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ista Virtual : Contestad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3-88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ue Organisations &amp; Territoi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888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evue Tiers Mon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2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GO. Revista de Gestão Organizacional (UNOCHAPECÓ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GSA: Revista de Gestão Social e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isco (São Carl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1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oteiro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8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RP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anare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cripta Nova (Barcelon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0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emina (UP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6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equênc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er Social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ociedade &amp; Naturez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ociedade e Estado (UnB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ociologia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115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OURCE (Print) (Bon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4-004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urvey Method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00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Syntax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mpo &amp; Mem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mpo Social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oria &amp; Pesqui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3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oría de la Educación (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oria e Evidencia Economica (UP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1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rr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29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erra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0732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he Journal of Urban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1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he Journals of Gerontology. Series B, Psychological Sciences and Soci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31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he Open Agriculture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rabalho &amp; Educação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2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raço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39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radter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ravessia (Sa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26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TURyDES (Mál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UNIMONTES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712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Urban Design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0980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Urban Studies (Harlow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500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Urbanistica Informazion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Varia Históri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Varia Scientia (UNI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5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VeraCidade (Salvador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2953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Well-Being and Social Polic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0X</text:p>
          </table:table-cell>
          <table:table-cell office:value-type="string">
            <text:p>PLANEJAMENTO URBANO E REGIONAL / DEMOGRAFIA <text:s text:c="6"/></text:p>
          </table:table-cell>
          <table:table-cell office:value-type="string">
            <text:p>Worl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2:29</dc:date>
    <dc:creator>Marco Silva</dc:creator>
    <meta:document-statistic meta:table-count="1" meta:cell-count="2260" meta:object-count="0"/>
    <meta:generator>OpenOffice.org/3.2$Unix OpenOffice.org_project/320m12$Build-9483</meta:generator>
  </office:meta>
</office:document-meta>
</file>